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Normal">
      <style:text-properties style:font-name="Palatino Linotype" fo:font-size="12pt" style:font-size-asian="12pt" style:font-size-complex="12pt"/>
    </style:style>
    <style:style style:name="P2" style:family="paragraph" style:parent-style-name="Normal">
      <style:paragraph-properties fo:break-before="page"/>
      <style:text-properties style:font-name="Palatino Linotype" fo:font-size="12pt" style:font-size-asian="12pt" style:font-size-complex="12pt"/>
    </style:style>
    <style:style style:name="P3" style:family="paragraph" style:parent-style-name="Normal">
      <style:paragraph-properties fo:text-align="center" style:justify-single-word="false"/>
    </style:style>
    <style:style style:name="P4" style:family="paragraph" style:parent-style-name="No_20_Spacing">
      <style:text-properties fo:font-weight="bold" style:font-weight-asian="bold" style:font-weight-complex="bold"/>
    </style:style>
    <style:style style:name="P5" style:family="paragraph" style:parent-style-name="Heading_20_1">
      <style:paragraph-properties fo:break-before="page"/>
      <style:text-properties officeooo:paragraph-rsid="00134571"/>
    </style:style>
    <style:style style:name="P6" style:family="paragraph" style:parent-style-name="Heading_20_1" style:list-style-name="">
      <style:paragraph-properties fo:keep-together="always" fo:hyphenation-ladder-count="no-limit"/>
      <style:text-properties officeooo:paragraph-rsid="00134571" fo:hyphenate="false" loext:hyphenation-no-caps="false" loext:hyphenation-no-last-word="false" loext:hyphenation-word-char-count="no-limit" loext:hyphenation-zone="no-limit"/>
    </style:style>
    <style:style style:name="P7" style:family="paragraph" style:parent-style-name="Heading_20_1" style:list-style-name="">
      <style:paragraph-properties fo:keep-together="always" fo:hyphenation-ladder-count="no-limit"/>
      <style:text-properties fo:hyphenate="false" loext:hyphenation-no-caps="false" loext:hyphenation-no-last-word="false" loext:hyphenation-word-char-count="no-limit" loext:hyphenation-zone="no-limit"/>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Heading_20_2">
      <style:paragraph-properties fo:margin-top="0.071cm" fo:margin-bottom="0.499cm" style:contextual-spacing="false"/>
    </style:style>
    <style:style style:name="P11" style:family="paragraph" style:parent-style-name="Heading_20_3">
      <style:text-properties officeooo:paragraph-rsid="00124368"/>
    </style:style>
    <style:style style:name="P12" style:family="paragraph" style:parent-style-name="Heading_20_3">
      <style:text-properties officeooo:paragraph-rsid="00134571"/>
    </style:style>
    <style:style style:name="P13" style:family="paragraph" style:parent-style-name="Heading_20_3">
      <style:paragraph-properties fo:margin-top="0.071cm" fo:margin-bottom="0.499cm" style:contextual-spacing="false"/>
    </style:style>
    <style:style style:name="P14" style:family="paragraph" style:parent-style-name="Normal" style:master-page-name="MP0">
      <style:paragraph-properties style:page-number="auto" fo:break-before="page"/>
      <style:text-properties fo:color="#ff0000" loext:opacity="100%" fo:font-size="20pt" fo:font-weight="bold" officeooo:rsid="000ec7b4" officeooo:paragraph-rsid="000ec7b4" style:font-size-asian="20pt" style:font-weight-asian="bold" style:font-size-complex="20pt" style:font-weight-complex="bold"/>
    </style:style>
    <style:style style:name="P15"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ff0000" loext:opacity="100%" fo:font-size="20pt" officeooo:rsid="001146cf" officeooo:paragraph-rsid="001146cf" style:font-size-asian="20pt" style:font-size-complex="20pt"/>
    </style:style>
    <style:style style:name="P16"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ff0000" loext:opacity="100%" fo:font-size="20pt" officeooo:rsid="001146cf" officeooo:paragraph-rsid="00122270" style:font-size-asian="20pt" style:font-size-complex="20pt"/>
    </style:style>
    <style:style style:name="P17"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002060" loext:opacity="100%" fo:font-size="20pt" style:font-size-asian="20pt" style:font-size-complex="20pt"/>
    </style:style>
    <style:style style:name="P18" style:family="paragraph" style:parent-style-name="Normal">
      <style:paragraph-properties fo:text-align="center" style:justify-single-word="false" fo:padding-left="0cm" fo:padding-right="0cm" fo:padding-top="0cm" fo:padding-bottom="0.035cm" fo:border-left="none" fo:border-right="none" fo:border-top="none" fo:border-bottom="0.51pt solid #000000" style:shadow="none"/>
      <style:text-properties fo:color="#002060" loext:opacity="100%" fo:font-size="20pt" officeooo:paragraph-rsid="001146cf" style:font-size-asian="20pt" style:font-size-complex="20pt"/>
    </style:style>
    <style:style style:name="P19" style:family="paragraph" style:parent-style-name="Normal">
      <style:text-properties style:font-name="Palatino Linotype" fo:font-size="12pt" style:font-size-asian="12pt" style:font-name-complex="Courier New" style:font-size-complex="12pt"/>
    </style:style>
    <style:style style:name="P20" style:family="paragraph" style:parent-style-name="Normal">
      <style:text-properties officeooo:rsid="00124368" officeooo:paragraph-rsid="00124368"/>
    </style:style>
    <style:style style:name="P21" style:family="paragraph" style:parent-style-name="Normal">
      <style:text-properties officeooo:paragraph-rsid="00124368"/>
    </style:style>
    <style:style style:name="P22" style:family="paragraph" style:parent-style-name="Normal">
      <style:paragraph-properties fo:break-before="page"/>
    </style:style>
    <style:style style:name="P23" style:family="paragraph" style:parent-style-name="Normal">
      <style:paragraph-properties>
        <style:tab-stops>
          <style:tab-stop style:position="16.002cm" style:type="right" style:leader-style="dotted" style:leader-text="."/>
        </style:tab-stops>
      </style:paragraph-properties>
    </style:style>
    <style:style style:name="P24" style:family="paragraph" style:parent-style-name="Normal">
      <style:text-properties officeooo:rsid="0013f7b8" officeooo:paragraph-rsid="0013f7b8"/>
    </style:style>
    <style:style style:name="P25" style:family="paragraph" style:parent-style-name="TOC_20_1">
      <style:paragraph-properties>
        <style:tab-stops>
          <style:tab-stop style:position="16.002cm" style:type="right" style:leader-style="dotted" style:leader-text="."/>
        </style:tab-stops>
      </style:paragraph-properties>
    </style:style>
    <style:style style:name="P26" style:family="paragraph" style:parent-style-name="TOC_20_2">
      <style:paragraph-properties>
        <style:tab-stops>
          <style:tab-stop style:position="15.614cm" style:type="right" style:leader-style="dotted" style:leader-text="."/>
        </style:tab-stops>
      </style:paragraph-properties>
    </style:style>
    <style:style style:name="P27" style:family="paragraph" style:parent-style-name="Text_20_body" style:list-style-name="L2"/>
    <style:style style:name="P28" style:family="paragraph" style:parent-style-name="Text_20_body">
      <style:text-properties style:font-name="Calibri Light"/>
    </style:style>
    <style:style style:name="P29" style:family="paragraph" style:parent-style-name="Text_20_body" style:list-style-name="L2">
      <style:paragraph-properties fo:margin-top="0cm" fo:margin-bottom="0cm" style:contextual-spacing="false"/>
      <style:text-properties style:font-name="Calibri Light"/>
    </style:style>
    <style:style style:name="P30" style:family="paragraph" style:parent-style-name="Text_20_body" style:list-style-name="L2">
      <style:text-properties style:font-name="Calibri Light"/>
    </style:style>
    <style:style style:name="P31" style:family="paragraph" style:parent-style-name="Text_20_body" style:list-style-name="L3"/>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officeooo:rsid="001146cf"/>
    </style:style>
    <style:style style:name="T4" style:family="text">
      <style:text-properties officeooo:rsid="00134571"/>
    </style:style>
    <style:style style:name="T5" style:family="text">
      <style:text-properties style:font-name="Calibri Light"/>
    </style:style>
    <style:style style:name="T6" style:family="text">
      <style:text-properties fo:font-weight="normal" style:font-weight-asian="normal" style:font-weight-complex="normal"/>
    </style:style>
    <style:style style:name="T7" style:family="text">
      <style:text-properties officeooo:rsid="0013f7b8"/>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Kwadjani Bilon</text:p>
      <text:p text:style-name="P17"/>
      <text:p text:style-name="P18"><text:span text:style-name="T3">Saé 2.2 </text:span>Compte rendu</text:p>
      <text:p text:style-name="P15">Comparaison d’algorithme</text:p>
      <text:p text:style-name="P1"/>
      <text:p text:style-name="P1"/>
      <text:p text:style-name="P3"><text:span text:style-name="Default_20_Paragraph_20_Font"><text:span text:style-name="T1"/></text:span></text:p>
      <text:p text:style-name="P1"/>
      <text:p text:style-name="P2"/>
      <text:p text:style-name="P1"/>
      <text:p text:style-name="No_20_Spacing"><text:span text:style-name="Default_20_Paragraph_20_Font"><text:span text:style-name="T2">Table des matières</text:span></text:span></text:p>
      <text:p text:style-name="P4"/>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25"><text:a xlink:type="simple" xlink:href="#__RefHeading___Toc401_2386041122" text:style-name="Index_20_Link" text:visited-style-name="Index_20_Link">Introduction<text:tab/>3</text:a></text:p>
          <text:p text:style-name="P25"><text:a xlink:type="simple" xlink:href="#__RefHeading___Toc403_2386041122" text:style-name="Index_20_Link" text:visited-style-name="Index_20_Link">Classement<text:tab/>4</text:a></text:p>
          <text:p text:style-name="P25"><text:a xlink:type="simple" xlink:href="#__RefHeading___Toc405_2386041122" text:style-name="Index_20_Link" text:visited-style-name="Index_20_Link">Grille d’évaluation<text:tab/>5</text:a></text:p>
          <text:p text:style-name="P26"><text:a xlink:type="simple" xlink:href="#__RefHeading___Toc407_2386041122" text:style-name="Index_20_Link" text:visited-style-name="Index_20_Link">Simplicité<text:tab/>6</text:a></text:p>
          <text:p text:style-name="P23"><text:a xlink:type="simple" xlink:href="#__RefHeading___Toc409_2386041122" text:style-name="Index_20_Link" text:visited-style-name="Index_20_Link"><text:s/>Simplicité<text:tab/>6</text:a></text:p>
          <text:p text:style-name="P23"><text:a xlink:type="simple" xlink:href="#__RefHeading___Toc411_2386041122" text:style-name="Index_20_Link" text:visited-style-name="Index_20_Link"><text:s/>Simplicité<text:tab/>6</text:a></text:p>
          <text:p text:style-name="P23"><text:a xlink:type="simple" xlink:href="#__RefHeading___Toc413_2386041122" text:style-name="Index_20_Link" text:visited-style-name="Index_20_Link"><text:s/>Simplicité<text:tab/>6</text:a></text:p>
          <text:p text:style-name="P23"><text:a xlink:type="simple" xlink:href="#__RefHeading___Toc415_2386041122" text:style-name="Index_20_Link" text:visited-style-name="Index_20_Link"><text:s/>Simplicité<text:tab/>6</text:a></text:p>
          <text:p text:style-name="P23"><text:a xlink:type="simple" xlink:href="#__RefHeading___Toc417_2386041122" text:style-name="Index_20_Link" text:visited-style-name="Index_20_Link"><text:s/>Simplicité<text:tab/>6</text:a></text:p>
          <text:p text:style-name="P26"><text:a xlink:type="simple" xlink:href="#__RefHeading___Toc419_2386041122" text:style-name="Index_20_Link" text:visited-style-name="Index_20_Link">Efficacité<text:tab/>7</text:a></text:p>
          <text:p text:style-name="P23"><text:a xlink:type="simple" xlink:href="#__RefHeading___Toc421_2386041122" text:style-name="Index_20_Link" text:visited-style-name="Index_20_Link"><text:s/>Simplicité<text:tab/>7</text:a></text:p>
          <text:p text:style-name="P23"><text:a xlink:type="simple" xlink:href="#__RefHeading___Toc423_2386041122" text:style-name="Index_20_Link" text:visited-style-name="Index_20_Link"><text:s/>Simplicité<text:tab/>7</text:a></text:p>
          <text:p text:style-name="P23"><text:a xlink:type="simple" xlink:href="#__RefHeading___Toc425_2386041122" text:style-name="Index_20_Link" text:visited-style-name="Index_20_Link"><text:s/>Simplicité<text:tab/>7</text:a></text:p>
          <text:p text:style-name="P23"><text:a xlink:type="simple" xlink:href="#__RefHeading___Toc427_2386041122" text:style-name="Index_20_Link" text:visited-style-name="Index_20_Link"><text:s/>Simplicité<text:tab/>7</text:a></text:p>
          <text:p text:style-name="P23"><text:a xlink:type="simple" xlink:href="#__RefHeading___Toc429_2386041122" text:style-name="Index_20_Link" text:visited-style-name="Index_20_Link"><text:s/>Simplicité<text:tab/>7</text:a></text:p>
          <text:p text:style-name="P26"><text:a xlink:type="simple" xlink:href="#__RefHeading___Toc431_2386041122" text:style-name="Index_20_Link" text:visited-style-name="Index_20_Link">Sobriété<text:tab/>8</text:a></text:p>
          <text:p text:style-name="P23"><text:a xlink:type="simple" xlink:href="#__RefHeading___Toc433_2386041122" text:style-name="Index_20_Link" text:visited-style-name="Index_20_Link"><text:s/>Simplicité<text:tab/>8</text:a></text:p>
          <text:p text:style-name="P23"><text:a xlink:type="simple" xlink:href="#__RefHeading___Toc435_2386041122" text:style-name="Index_20_Link" text:visited-style-name="Index_20_Link"><text:s/>Simplicité<text:tab/>8</text:a></text:p>
          <text:p text:style-name="P23"><text:a xlink:type="simple" xlink:href="#__RefHeading___Toc437_2386041122" text:style-name="Index_20_Link" text:visited-style-name="Index_20_Link"><text:s/>Simplicité<text:tab/>8</text:a></text:p>
          <text:p text:style-name="P25"><text:a xlink:type="simple" xlink:href="#__RefHeading___Toc439_2386041122" text:style-name="Index_20_Link" text:visited-style-name="Index_20_Link">Conclusion<text:tab/>9</text:a></text:p>
        </text:index-body>
      </text:table-of-content>
      <text:p text:style-name="Normal"/>
      <text:p text:style-name="P2"/>
      <text:p text:style-name="P18"><text:span text:style-name="T3">Saé 2.2 </text:span>Compte rendu </text:p>
      <text:p text:style-name="P16">Comparaison d’algorithme</text:p>
      <text:p text:style-name="P1"/>
      <text:h text:style-name="Heading_20_1" text:outline-level="1"><text:bookmark-start text:name="__RefHeading___Toc401_2386041122"/><text:bookmark-start text:name="_Toc82535305"/>Introduction<text:bookmark-end text:name="__RefHeading___Toc401_2386041122"/><text:bookmark-end text:name="_Toc82535305"/></text:h>
      <text:p text:style-name="Text_20_body"><text:tab/><text:span text:style-name="T5">Dans cette deuxième phase de notre projet, nous avons évalué et comparé différents algorithmes soumis lors de la phase 1. Nous avons organisé notre analyse en trois catégories : Simplicité, Efficacité, et Sobriété. Pour chaque algorithme, nous avons utilisé plusieurs critères de comparaison, tels que la lisibilité du code, la qualité du code, l’efficacité, la sobriété numérique, et le temps d’exécution. Vous trouverez ci-dessous les détails de notre méthodologie, nos observations, et nos conclusions pour chaque catégorie.</text:span></text:p>
      <text:p text:style-name="P28"/>
      <text:h text:style-name="P10" text:outline-level="2">Méthodologie</text:h>
      <text:h text:style-name="P13" text:outline-level="3">Critères de Comparaison</text:h>
      <text:list text:style-name="L2">
        <text:list-item>
          <text:p text:style-name="P27"><text:span text:style-name="Strong_20_Emphasis"><text:span text:style-name="T5">Lisibilité du Code</text:span></text:span></text:p>
          <text:list>
            <text:list-item>
              <text:p text:style-name="P29">Nous avons évalué la facilité à comprendre le code en se basant sur la clarté des commentaires, la structure du code, et la présence de documentation.</text:p>
            </text:list-item>
          </text:list>
        </text:list-item>
        <text:list-item>
          <text:p text:style-name="P27"><text:span text:style-name="Strong_20_Emphasis"><text:span text:style-name="T5">Qualité du Code</text:span></text:span></text:p>
          <text:list>
            <text:list-item>
              <text:p text:style-name="P29">La qualité du code a été mesurée à l’aide d’outils open source comme Codacy, qui évalue les aspects tels que la maintenabilité, la duplication, et les erreurs potentielles.</text:p>
            </text:list-item>
          </text:list>
        </text:list-item>
        <text:list-item>
          <text:p text:style-name="P27"><text:span text:style-name="Strong_20_Emphasis"><text:span text:style-name="T5">Efficacité</text:span></text:span></text:p>
          <text:list>
            <text:list-item>
              <text:p text:style-name="P29">Nous avons analysé la complexité algorithmique des solutions (e.g., O(n^2) ou O(nlog(n))). Nous avons observé comment l’algorithme se comporte lorsque la taille de l’entrée augmente.</text:p>
            </text:list-item>
          </text:list>
        </text:list-item>
        <text:list-item>
          <text:p text:style-name="P27"><text:span text:style-name="Strong_20_Emphasis"><text:span text:style-name="T5">Sobriété Numérique</text:span></text:span></text:p>
          <text:list>
            <text:list-item>
              <text:p text:style-name="P30">La consommation des ressources des algorithmes a été mesurée à l’aide d’outils comme Joular, qui estime la consommation énergétique des calculs effectués.</text:p>
            </text:list-item>
          </text:list>
        </text:list-item>
      </text:list>
      <text:h text:style-name="Heading_20_1" text:outline-level="1"><text:span text:style-name="Strong_20_Emphasis"><text:span text:style-name="T6">Présentation des Outils d'Évaluation</text:span></text:span></text:h>
      <text:p text:style-name="Normal"><text:span text:style-name="Strong_20_Emphasis"><text:span text:style-name="T6"/></text:span></text:p>
      <text:list text:style-name="L3">
        <text:list-header>
          <text:p text:style-name="P31"><text:span text:style-name="Strong_20_Emphasis">Codacy</text:span> : Pour mesurer la qualité du code.</text:p>
          <text:p text:style-name="P31"><text:span text:style-name="Strong_20_Emphasis">Joular</text:span> : Pour évaluer la sobriété numérique.</text:p>
          <text:p text:style-name="P31"><text:span text:style-name="Strong_20_Emphasis">JUnit</text:span> : Pour les tests unitaires et d’intégration.</text:p>
        </text:list-header>
      </text:list>
      <text:h text:style-name="Heading_20_1" text:outline-level="1"><text:bookmark-start text:name="__RefHeading___Toc403_2386041122"/><text:soft-page-break/>Classement<text:bookmark-end text:name="__RefHeading___Toc403_2386041122"/></text:h>
      <text:h text:style-name="P7" text:outline-level="1"/>
      <text:h text:style-name="P8" text:outline-level="1"><text:bookmark-start text:name="__RefHeading___Toc405_2386041122"/>Grille d’évaluation<text:bookmark-end text:name="__RefHeading___Toc405_2386041122"/></text:h>
      <text:p text:style-name="P20">Cette Grille permet de voir la notation des different algorithme</text:p>
      <text:p text:style-name="Normal"/>
      <text:h text:style-name="P9" text:outline-level="2"><text:bookmark-start text:name="__RefHeading___Toc407_2386041122"/>Simplicité<text:bookmark-end text:name="__RefHeading___Toc407_2386041122"/></text:h>
      <text:p text:style-name="Normal"/>
      <text:h text:style-name="Heading_20_3" text:outline-level="3"><text:bookmark-start text:name="__RefHeading___Toc409_2386041122"/><text:s/>Simplicité<text:span text:style-name="T4">19</text:span><text:bookmark-end text:name="__RefHeading___Toc409_2386041122"/></text:h>
      <text:p text:style-name="P20">Commentaire :<text:span text:style-name="T7">ne passe pas les test fournis car les méthode n’ont pas les nom correct et ne contient que 2 /4 algorithme <text:s/>.</text:span></text:p>
      <text:p text:style-name="P20">Note :</text:p>
      <text:p text:style-name="P20"/>
      <text:h text:style-name="P11" text:outline-level="3"><text:bookmark-start text:name="__RefHeading___Toc411_2386041122"/><text:s/>Simplicité<text:span text:style-name="T4">27</text:span><text:bookmark-end text:name="__RefHeading___Toc411_2386041122"/></text:h>
      <text:p text:style-name="P20">Commentaire :</text:p>
      <text:p text:style-name="P20">Note :</text:p>
      <text:p text:style-name="P20"/>
      <text:h text:style-name="P11" text:outline-level="3"><text:bookmark-start text:name="__RefHeading___Toc413_2386041122"/><text:s/>Simplicité<text:span text:style-name="T4">34</text:span><text:bookmark-end text:name="__RefHeading___Toc413_2386041122"/></text:h>
      <text:p text:style-name="P20">Commentaire :</text:p>
      <text:p text:style-name="P20">Note :</text:p>
      <text:p text:style-name="P20"/>
      <text:h text:style-name="P11" text:outline-level="3"><text:bookmark-start text:name="__RefHeading___Toc415_2386041122"/><text:s/>Simplicité<text:span text:style-name="T4">47</text:span><text:bookmark-end text:name="__RefHeading___Toc415_2386041122"/></text:h>
      <text:p text:style-name="P20">Commentaire :</text:p>
      <text:p text:style-name="P20">Note :</text:p>
      <text:p text:style-name="P20"/>
      <text:h text:style-name="P11" text:outline-level="3"><text:bookmark-start text:name="__RefHeading___Toc417_2386041122"/><text:s/>Simplicité<text:span text:style-name="T4">56</text:span><text:bookmark-end text:name="__RefHeading___Toc417_2386041122"/></text:h>
      <text:p text:style-name="P20">Commentaire :</text:p>
      <text:p text:style-name="P20">Note :</text:p>
      <text:p text:style-name="P20"/>
      <text:h text:style-name="P9" text:outline-level="2"><text:bookmark-start text:name="__RefHeading___Toc419_2386041122"/>Efficacité<text:bookmark-end text:name="__RefHeading___Toc419_2386041122"/></text:h>
      <text:p text:style-name="P20"/>
      <text:h text:style-name="P12" text:outline-level="3"><text:bookmark-start text:name="__RefHeading___Toc421_2386041122"/><text:s/>Efficacité<text:span text:style-name="T7">11</text:span><text:bookmark-end text:name="__RefHeading___Toc421_2386041122"/></text:h>
      <text:p text:style-name="P20">Commentaire :<text:span text:style-name="T7">Algorithme bien structurer et lisible mais sans commantaire et javadoc <text:s/>.</text:span></text:p>
      <text:p text:style-name="P24">elle passe toutes les tests fournis initialement <text:s/>.</text:p>
      <text:p text:style-name="P24">d’efficacité </text:p>
      <text:p text:style-name="P20">Note :</text:p>
      <text:p text:style-name="P20"/>
      <text:h text:style-name="P12" text:outline-level="3"><text:bookmark-start text:name="__RefHeading___Toc423_2386041122"/><text:s/>Efficacité<text:span text:style-name="T7">12</text:span><text:bookmark-end text:name="__RefHeading___Toc423_2386041122"/></text:h>
      <text:p text:style-name="P20">Commentaire :<text:span text:style-name="T7">méthode main dans l’algorithme </text:span></text:p>
      <text:p text:style-name="P20">Note :</text:p>
      <text:p text:style-name="P20"/>
      <text:h text:style-name="P11" text:outline-level="3"><text:bookmark-start text:name="__RefHeading___Toc425_2386041122"/><text:s/>Simplicité<text:span text:style-name="T7">14</text:span><text:bookmark-end text:name="__RefHeading___Toc425_2386041122"/></text:h>
      <text:p text:style-name="P20">Commentaire :</text:p>
      <text:p text:style-name="P20">Note :</text:p>
      <text:p text:style-name="P20"/>
      <text:h text:style-name="P12" text:outline-level="3"><text:bookmark-start text:name="__RefHeading___Toc427_2386041122"/><text:s/>Efficacité<text:span text:style-name="T7">27</text:span><text:bookmark-end text:name="__RefHeading___Toc427_2386041122"/></text:h>
      <text:p text:style-name="P20">Commentaire :</text:p>
      <text:p text:style-name="P20">Note :</text:p>
      <text:p text:style-name="P20"/>
      <text:h text:style-name="P12" text:outline-level="3"><text:bookmark-start text:name="__RefHeading___Toc429_2386041122"/><text:s/>Efficacité<text:span text:style-name="T7">30</text:span><text:bookmark-end text:name="__RefHeading___Toc429_2386041122"/></text:h>
      <text:p text:style-name="P20">Commentaire :</text:p>
      <text:p text:style-name="P20">Note :</text:p>
      <text:p text:style-name="Normal"/>
      <text:p text:style-name="Normal"/>
      <text:p text:style-name="P22"/>
      <text:h text:style-name="Heading_20_2" text:outline-level="2"><text:bookmark-start text:name="__RefHeading___Toc431_2386041122"/>Sobriété<text:bookmark-end text:name="__RefHeading___Toc431_2386041122"/></text:h>
      <text:p text:style-name="P20"/>
      <text:h text:style-name="P12" text:outline-level="3"><text:bookmark-start text:name="__RefHeading___Toc433_2386041122"/><text:s/>Sobriété<text:span text:style-name="T7">28</text:span><text:bookmark-end text:name="__RefHeading___Toc433_2386041122"/></text:h>
      <text:p text:style-name="P20">Commentaire :</text:p>
      <text:p text:style-name="P20">Note :</text:p>
      <text:p text:style-name="P20"/>
      <text:h text:style-name="P12" text:outline-level="3"><text:bookmark-start text:name="__RefHeading___Toc435_2386041122"/><text:s/>Sobriété<text:span text:style-name="T7">61</text:span><text:bookmark-end text:name="__RefHeading___Toc435_2386041122"/></text:h>
      <text:p text:style-name="P20">Commentaire :</text:p>
      <text:p text:style-name="P20">Note :</text:p>
      <text:p text:style-name="P20"/>
      <text:h text:style-name="P12" text:outline-level="3"><text:bookmark-start text:name="__RefHeading___Toc437_2386041122"/><text:s/>Sobriété<text:span text:style-name="T7">45</text:span><text:bookmark-end text:name="__RefHeading___Toc437_2386041122"/></text:h>
      <text:p text:style-name="P20">Commentaire :</text:p>
      <text:p text:style-name="P20">Note :</text:p>
      <text:h text:style-name="P6" text:outline-level="1"/>
      <text:h text:style-name="P5" text:outline-level="1"><text:bookmark-start text:name="__RefHeading___Toc439_2386041122"/><text:bookmark-start text:name="_Toc82535310"/>Conclusion<text:bookmark-end text:name="__RefHeading___Toc439_2386041122"/><text:bookmark-end text:name="_Toc82535310"/></text:h>
      <text:p text:style-name="P21"/>
      <text:p text:style-name="P1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Palatino Linotype" svg:font-family="'Palatino Linotype'" style:font-family-generic="roman"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071cm" fo:margin-bottom="0cm" style:contextual-spacing="false" fo:line-height="115%"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 style:list-style-name="LFO17">
      <style:paragraph-properties fo:hyphenation-ladder-count="no-limit"/>
      <style:text-properties style:language-asian="fr" style:country-asian="FR"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ab-stops>
          <style:tab-stop style:position="0.776cm"/>
          <style:tab-stop style:position="15.984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top="0cm" fo:margin-bottom="0.176cm"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top="0cm" fo:margin-bottom="0cm" style:contextual-spacing="false" fo:line-height="100%" fo:hyphenation-ladder-count="no-limit"/>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nowrap"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4_20_Char" style:display-name="Heading 4 Char" style:family="text" style:parent-style-name="Default_20_Paragraph_20_Font">
      <style:text-properties fo:color="#2f5496"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6_20_Char" style:display-name="Heading 6 Char" style:family="text" style:parent-style-name="Default_20_Paragraph_20_Font">
      <style:text-properties fo:color="#1f3763"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5pt"/>
    </style:style>
    <style:style style:name="Heading_20_9_20_Char" style:display-name="Heading 9 Char" style:family="text" style:parent-style-name="Default_20_Paragraph_20_Font">
      <style:text-properties fo:color="#272727" loext:opacity="100%"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Times New Roman" style:font-family-complex="'Times New Roman'" style:font-family-generic-complex="roman" style:font-pitch-complex="variable" style:font-size-complex="10.5pt" style:font-style-complex="italic"/>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472c4"/>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FO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dc:title>TP</dc:title>
    <dc:description/>
    <dc:subject/>
    <meta:creation-date>2024-06-21T12:06:46.727000000</meta:creation-date>
    <meta:editing-cycles>6</meta:editing-cycles>
    <meta:editing-duration>PT10H21M49S</meta:editing-duration>
    <dc:date>2024-06-21T22:28:36.328000000</dc:date>
    <meta:document-statistic meta:table-count="0" meta:image-count="0" meta:object-count="0" meta:page-count="9" meta:paragraph-count="91" meta:word-count="439" meta:character-count="2786" meta:non-whitespace-character-count="2439"/>
    <meta:template xlink:type="simple" xlink:actuate="onRequest" xlink:title="TP" xlink:href="../../../../../../../AppData/Roaming/LibreOffice/4/user/template/TP.ott" meta:date="2024-06-21T12:06:46.124000000"/>
  </office:meta>
</office:document-meta>
</file>